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padding="0.071c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(caloric restriction) AND Mus musculus[Organism]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short/young/aff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4" office:value-type="string" calcext:value-type="string">
            <text:p>SHORT-TERM</text:p>
          </table:table-cell>
          <table:table-cell table:style-name="ce4" office:value-type="string" calcext:value-type="string">
            <text:p>DURATION (months)</text:p>
          </table:table-cell>
          <table:table-cell table:style-name="ce4" office:value-type="string" calcext:value-type="string">
            <text:p>AGE (months)</text:p>
          </table:table-cell>
          <table:table-cell table:style-name="ce2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GSE60596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GSE60596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Y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string" calcext:value-type="string">
            <text:p>GSE68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E6123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GSE50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E68646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Y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gation</text:p>
          </table:table-cell>
          <table:table-cell table:number-columns-repeated="2"/>
          <table:table-cell office:value-type="string" calcext:value-type="string">
            <text:p>GSE37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E51108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table:number-columns-repeated="3"/>
          <table:table-cell office:value-type="string" calcext:value-type="string">
            <text:p>GHR-ko (no CR)</text:p>
          </table:table-cell>
          <table:table-cell table:number-columns-repeated="2"/>
          <table:table-cell office:value-type="string" calcext:value-type="string">
            <text:p>GSE167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E50789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GSE51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E37209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paneth cells</text:p>
          </table:table-cell>
          <table:table-cell office:value-type="string" calcext:value-type="string">
            <text:p>Y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GSE34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E26267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rt-term?</text:p>
          </table:table-cell>
          <table:table-cell office:value-type="float" office:value="15.5" calcext:value-type="float">
            <text:p>15.5</text:p>
          </table:table-cell>
          <table:table-cell table:number-columns-repeated="3"/>
          <table:table-cell office:value-type="string" calcext:value-type="string">
            <text:p>GSE14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E16790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ob-CR (no WT-C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11291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heart, brain, muscle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 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786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cochlea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32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GSE2431</text:p>
          </table:table-cell>
          <table:table-cell table:style-name="ce3" office:value-type="string" calcext:value-type="string">
            <text:p>Affymetrix</text:p>
          </table:table-cell>
          <table:table-cell/>
          <table:table-cell office:value-type="string" calcext:value-type="string">
            <text:p>Y &amp; N</text:p>
          </table:table-cell>
          <table:table-cell office:value-type="string" calcext:value-type="string">
            <text:p>2, 21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(no CEL: RMA nor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70857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, muscle, fat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2194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900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muscle, liver</text:p>
          </table:table-cell>
          <table:table-cell office:value-type="string" calcext:value-type="string">
            <text:p>Y</text:p>
          </table:table-cell>
          <table:table-cell office:value-type="float" office:value="3.2" calcext:value-type="float">
            <text:p>3.2</text:p>
          </table:table-cell>
          <table:table-cell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689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14.5" calcext:value-type="float">
            <text:p>14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0936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muscle, liv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?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3628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ng-term</text:p>
          </table:table-cell>
          <table:table-cell office:value-type="float" office:value="24" calcext:value-type="float">
            <text:p>24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>
            <text:p>(dietary restriction) AND Mus musculus[Organism]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4" office:value-type="string" calcext:value-type="string">
            <text:p>SHORT-TERM</text:p>
          </table:table-cell>
          <table:table-cell table:style-name="ce4" office:value-type="string" calcext:value-type="string">
            <text:p>DURATION (months)</text:p>
          </table:table-cell>
          <table:table-cell table:style-name="ce4" office:value-type="string" calcext:value-type="string">
            <text:p>AGE (months)</text:p>
          </table:table-cell>
          <table:table-cell table:style-name="ce2"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51885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36838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3477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Y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4202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ammary gland</text:p>
          </table:table-cell>
          <table:table-cell office:value-type="string" calcext:value-type="string">
            <text:p>Y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5282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GSE40977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39313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, fat, muscle</text:p>
          </table:table-cell>
          <table:table-cell office:value-type="string" calcext:value-type="string">
            <text:p>Y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184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eart, liver, muscle. F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, 16</text:p>
          </table:table-cell>
          <table:table-cell office:value-type="string" calcext:value-type="string">
            <text:p>18, 27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7"/>
          <table:table-cell table:style-name="ce6"/>
        </table:table-row>
        <table:table-row table:style-name="ro2">
          <table:table-cell table:style-name="ce2" office:value-type="string" calcext:value-type="string">
            <text:p>(calorie restriction) AND Mus musculus[Organism]</text:p>
          </table:table-cell>
          <table:table-cell table:number-columns-repeated="2"/>
          <table:table-cell table:style-name="Default" table:number-columns-repeated="3"/>
          <table:table-cell table:number-columns-repeated="7"/>
          <table:table-cell table:style-name="ce6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7"/>
          <table:table-cell table:style-name="ce6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4" office:value-type="string" calcext:value-type="string">
            <text:p>SHORT-TERM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AGE</text:p>
          </table:table-cell>
          <table:table-cell table:style-name="ce2"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23218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brain, liv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ged?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>
            <text:p>(fasting) AND Mus musculus[Organism]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4" office:value-type="string" calcext:value-type="string">
            <text:p>SHORT-TERM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AGE (months)</text:p>
          </table:table-cell>
          <table:table-cell table:style-name="ce2"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72987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7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E45731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2.3" calcext:value-type="float">
            <text:p>2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1284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28226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8h</text:p>
          </table:table-cell>
          <table:table-cell office:value-type="float" office:value="2.1" calcext:value-type="float">
            <text:p>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0653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-72h</text:p>
          </table:table-cell>
          <table:table-cell office:value-type="float" office:value="1.4" calcext:value-type="float">
            <text:p>1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8019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-72h</text:p>
          </table:table-cell>
          <table:table-cell office:value-type="float" office:value="1.4" calcext:value-type="float">
            <text:p>1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0527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2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E51712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6495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fat, liver, 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2010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7864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E1306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/>
          <table:table-cell office:value-type="string" calcext:value-type="string">
            <text:p>refee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8290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3.7" calcext:value-type="float">
            <text:p>3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864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3.2" calcext:value-type="float">
            <text:p>3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3691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, 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night</text:p>
          </table:table-cell>
          <table:table-cell office:value-type="string" calcext:value-type="string">
            <text:p>3.7, 11.1</text:p>
          </table:table-cell>
          <table:table-cell table:number-columns-repeated="8"/>
        </table:table-row>
        <table:table-row table:style-name="ro1" table:number-rows-repeated="7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OTHER <text:span text:style-name="T1">(not GEO)</text:span>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Affymetrix</text:p>
          </table:table-cell>
          <table:table-cell office:value-type="string" calcext:value-type="string">
            <text:p>http://www.ebi.ac.uk/arrayexpress/experiments/E-MEXP-748/</text:p>
          </table:table-cell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</number:number-style>
    <number:number-style style:name="N111">
      <style:text-properties fo:color="#ff0000"/>
      <number:text>-$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4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48P2" style:volatile="true">
      <number:text> £</number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2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2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month/>
      <number:text>-</number:text>
      <number:day/>
      <number:text>-</number:text>
      <number:year number:style="long"/>
    </number:date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 number:language="en" number:country="CA"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 number:language="en" number:country="CA"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00-00-00</text:date>, <text:time style:data-style-name="N2" text:time-value="13:35:01.350210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09:34:16.030869365</meta:creation-date>
    <dc:date>2016-02-17T14:01:24.237118811</dc:date>
    <meta:editing-duration>PT25M44S</meta:editing-duration>
    <meta:editing-cycles>3</meta:editing-cycles>
    <meta:generator>LibreOffice/4.2.8.2$Linux_X86_64 LibreOffice_project/420m0$Build-2</meta:generator>
    <meta:document-statistic meta:table-count="1" meta:cell-count="295" meta:object-count="0"/>
  </office:meta>
</office:document-meta>
</file>